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35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39.56mm"/>
    </style:style>
    <style:style style:name="co6" style:family="table-column">
      <style:table-column-properties fo:break-before="auto" style:column-width="62.72mm"/>
    </style:style>
    <style:style style:name="co7" style:family="table-column">
      <style:table-column-properties fo:break-before="auto" style:column-width="6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me da Cont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Inicial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BB Exclusive</text:p>
          </table:table-cell>
          <table:table-cell office:value-type="string" calcext:value-type="string">
            <text:p>CC</text:p>
          </table:table-cell>
          <table:table-cell office:value-type="float" office:value="58257" calcext:value-type="float">
            <text:p>58257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2];&quot;', '&quot;;[.B2];&quot;', &quot;;[.C2];&quot;, 1);&quot;)" office:value-type="string" office:string-value="INSERT INTO contas (contaId, usuarioId, contaNome, contaTipo, contaInicial, contaAtiva) VALUES (UUID(), 'd2f98274-d69e-11e7-b2c2-0a002700000d', 'BB Exclusive', 'CC', 58257, 1);" calcext:value-type="string">
            <text:p>INSERT INTO contas (contaId, usuarioId, contaNome, contaTipo, contaInicial, contaAtiva) VALUES (UUID(), 'd2f98274-d69e-11e7-b2c2-0a002700000d', 'BB Exclusive', 'CC', 58257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 Digital Inter</text:p>
          </table:table-cell>
          <table:table-cell office:value-type="string" calcext:value-type="string">
            <text:p>CC</text:p>
          </table:table-cell>
          <table:table-cell office:value-type="float" office:value="411" calcext:value-type="float">
            <text:p>411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3];&quot;', '&quot;;[.B3];&quot;', &quot;;[.C3];&quot;, 1);&quot;)" office:value-type="string" office:string-value="INSERT INTO contas (contaId, usuarioId, contaNome, contaTipo, contaInicial, contaAtiva) VALUES (UUID(), 'd2f98274-d69e-11e7-b2c2-0a002700000d', 'Conta Digital Inter', 'CC', 411, 1);" calcext:value-type="string">
            <text:p>INSERT INTO contas (contaId, usuarioId, contaNome, contaTipo, contaInicial, contaAtiva) VALUES (UUID(), 'd2f98274-d69e-11e7-b2c2-0a002700000d', 'Conta Digital Inter', 'CC', 411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nheiro</text:p>
          </table:table-cell>
          <table:table-cell office:value-type="string" calcext:value-type="string">
            <text:p>DN</text:p>
          </table:table-cell>
          <table:table-cell office:value-type="float" office:value="84000" calcext:value-type="float">
            <text:p>84000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4];&quot;', '&quot;;[.B4];&quot;', &quot;;[.C4];&quot;, 1);&quot;)" office:value-type="string" office:string-value="INSERT INTO contas (contaId, usuarioId, contaNome, contaTipo, contaInicial, contaAtiva) VALUES (UUID(), 'd2f98274-d69e-11e7-b2c2-0a002700000d', 'Dinheiro', 'DN', 84000, 1);" calcext:value-type="string">
            <text:p>INSERT INTO contas (contaId, usuarioId, contaNome, contaTipo, contaInicial, contaAtiva) VALUES (UUID(), 'd2f98274-d69e-11e7-b2c2-0a002700000d', 'Dinheiro', 'DN', 84000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ição</text:p>
          </table:table-cell>
          <table:table-cell office:value-type="string" calcext:value-type="string">
            <text:p>DN</text:p>
          </table:table-cell>
          <table:table-cell office:value-type="float" office:value="8000" calcext:value-type="float">
            <text:p>8000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5];&quot;', '&quot;;[.B5];&quot;', &quot;;[.C5];&quot;, 1);&quot;)" office:value-type="string" office:string-value="INSERT INTO contas (contaId, usuarioId, contaNome, contaTipo, contaInicial, contaAtiva) VALUES (UUID(), 'd2f98274-d69e-11e7-b2c2-0a002700000d', 'Distribuição', 'DN', 8000, 1);" calcext:value-type="string">
            <text:p>INSERT INTO contas (contaId, usuarioId, contaNome, contaTipo, contaInicial, contaAtiva) VALUES (UUID(), 'd2f98274-d69e-11e7-b2c2-0a002700000d', 'Distribuição', 'DN', 8000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ízimo</text:p>
          </table:table-cell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6];&quot;', '&quot;;[.B6];&quot;', &quot;;[.C6];&quot;, 1);&quot;)" office:value-type="string" office:string-value="INSERT INTO contas (contaId, usuarioId, contaNome, contaTipo, contaInicial, contaAtiva) VALUES (UUID(), 'd2f98274-d69e-11e7-b2c2-0a002700000d', 'Dízimo', 'CR', 0, 1);" calcext:value-type="string">
            <text:p>INSERT INTO contas (contaId, usuarioId, contaNome, contaTipo, contaInicial, contaAtiva) VALUES (UUID(), 'd2f98274-d69e-11e7-b2c2-0a002700000d', 'Dízimo', 'CR', 0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percard</text:p>
          </table:table-cell>
          <table:table-cell office:value-type="string" calcext:value-type="string">
            <text:p>CR</text:p>
          </table:table-cell>
          <table:table-cell office:value-type="float" office:value="-38068" calcext:value-type="float">
            <text:p>-38068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7];&quot;', '&quot;;[.B7];&quot;', &quot;;[.C7];&quot;, 1);&quot;)" office:value-type="string" office:string-value="INSERT INTO contas (contaId, usuarioId, contaNome, contaTipo, contaInicial, contaAtiva) VALUES (UUID(), 'd2f98274-d69e-11e7-b2c2-0a002700000d', 'Hipercard', 'CR', -38068, 1);" calcext:value-type="string">
            <text:p>INSERT INTO contas (contaId, usuarioId, contaNome, contaTipo, contaInicial, contaAtiva) VALUES (UUID(), 'd2f98274-d69e-11e7-b2c2-0a002700000d', 'Hipercard', 'CR', -38068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ú Uniclass</text:p>
          </table:table-cell>
          <table:table-cell office:value-type="string" calcext:value-type="string">
            <text:p>CC</text:p>
          </table:table-cell>
          <table:table-cell office:value-type="float" office:value="716497" calcext:value-type="float">
            <text:p>716497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8];&quot;', '&quot;;[.B8];&quot;', &quot;;[.C8];&quot;, 1);&quot;)" office:value-type="string" office:string-value="INSERT INTO contas (contaId, usuarioId, contaNome, contaTipo, contaInicial, contaAtiva) VALUES (UUID(), 'd2f98274-d69e-11e7-b2c2-0a002700000d', 'Itaú Uniclass', 'CC', 716497, 1);" calcext:value-type="string">
            <text:p>INSERT INTO contas (contaId, usuarioId, contaNome, contaTipo, contaInicial, contaAtiva) VALUES (UUID(), 'd2f98274-d69e-11e7-b2c2-0a002700000d', 'Itaú Uniclass', 'CC', 716497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edas</text:p>
          </table:table-cell>
          <table:table-cell office:value-type="string" calcext:value-type="string">
            <text:p>DN</text:p>
          </table:table-cell>
          <table:table-cell office:value-type="float" office:value="2794" calcext:value-type="float">
            <text:p>2794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9];&quot;', '&quot;;[.B9];&quot;', &quot;;[.C9];&quot;, 1);&quot;)" office:value-type="string" office:string-value="INSERT INTO contas (contaId, usuarioId, contaNome, contaTipo, contaInicial, contaAtiva) VALUES (UUID(), 'd2f98274-d69e-11e7-b2c2-0a002700000d', 'Moedas', 'DN', 2794, 1);" calcext:value-type="string">
            <text:p>INSERT INTO contas (contaId, usuarioId, contaNome, contaTipo, contaInicial, contaAtiva) VALUES (UUID(), 'd2f98274-d69e-11e7-b2c2-0a002700000d', 'Moedas', 'DN', 2794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Bank MasterCard</text:p>
          </table:table-cell>
          <table:table-cell office:value-type="string" calcext:value-type="string">
            <text:p>CR</text:p>
          </table:table-cell>
          <table:table-cell office:value-type="float" office:value="-58703" calcext:value-type="float">
            <text:p>-58703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10];&quot;', '&quot;;[.B10];&quot;', &quot;;[.C10];&quot;, 1);&quot;)" office:value-type="string" office:string-value="INSERT INTO contas (contaId, usuarioId, contaNome, contaTipo, contaInicial, contaAtiva) VALUES (UUID(), 'd2f98274-d69e-11e7-b2c2-0a002700000d', 'NuBank MasterCard', 'CR', -58703, 1);" calcext:value-type="string">
            <text:p>INSERT INTO contas (contaId, usuarioId, contaNome, contaTipo, contaInicial, contaAtiva) VALUES (UUID(), 'd2f98274-d69e-11e7-b2c2-0a002700000d', 'NuBank MasterCard', 'CR', -58703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robras Visa</text:p>
          </table:table-cell>
          <table:table-cell office:value-type="string" calcext:value-type="string">
            <text:p>CR</text:p>
          </table:table-cell>
          <table:table-cell office:value-type="float" office:value="-17671" calcext:value-type="float">
            <text:p>-17671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11];&quot;', '&quot;;[.B11];&quot;', &quot;;[.C11];&quot;, 1);&quot;)" office:value-type="string" office:string-value="INSERT INTO contas (contaId, usuarioId, contaNome, contaTipo, contaInicial, contaAtiva) VALUES (UUID(), 'd2f98274-d69e-11e7-b2c2-0a002700000d', 'Petrobras Visa', 'CR', -17671, 1);" calcext:value-type="string">
            <text:p>INSERT INTO contas (contaId, usuarioId, contaNome, contaTipo, contaInicial, contaAtiva) VALUES (UUID(), 'd2f98274-d69e-11e7-b2c2-0a002700000d', 'Petrobras Visa', 'CR', -17671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pança BB 81</text:p>
          </table:table-cell>
          <table:table-cell office:value-type="string" calcext:value-type="string">
            <text:p>PP</text:p>
          </table:table-cell>
          <table:table-cell office:value-type="float" office:value="0" calcext:value-type="float">
            <text:p>0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12];&quot;', '&quot;;[.B12];&quot;', &quot;;[.C12];&quot;, 1);&quot;)" office:value-type="string" office:string-value="INSERT INTO contas (contaId, usuarioId, contaNome, contaTipo, contaInicial, contaAtiva) VALUES (UUID(), 'd2f98274-d69e-11e7-b2c2-0a002700000d', 'Poupança BB 81', 'PP', 0, 1);" calcext:value-type="string">
            <text:p>INSERT INTO contas (contaId, usuarioId, contaNome, contaTipo, contaInicial, contaAtiva) VALUES (UUID(), 'd2f98274-d69e-11e7-b2c2-0a002700000d', 'Poupança BB 81', 'PP', 0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pança BB 01</text:p>
          </table:table-cell>
          <table:table-cell office:value-type="string" calcext:value-type="string">
            <text:p>PP</text:p>
          </table:table-cell>
          <table:table-cell office:value-type="float" office:value="928187" calcext:value-type="float">
            <text:p>928187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13];&quot;', '&quot;;[.B13];&quot;', &quot;;[.C13];&quot;, 1);&quot;)" office:value-type="string" office:string-value="INSERT INTO contas (contaId, usuarioId, contaNome, contaTipo, contaInicial, contaAtiva) VALUES (UUID(), 'd2f98274-d69e-11e7-b2c2-0a002700000d', 'Poupança BB 01', 'PP', 928187, 1);" calcext:value-type="string">
            <text:p>INSERT INTO contas (contaId, usuarioId, contaNome, contaTipo, contaInicial, contaAtiva) VALUES (UUID(), 'd2f98274-d69e-11e7-b2c2-0a002700000d', 'Poupança BB 01', 'PP', 928187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pança Itaú</text:p>
          </table:table-cell>
          <table:table-cell office:value-type="string" calcext:value-type="string">
            <text:p>PP</text:p>
          </table:table-cell>
          <table:table-cell office:value-type="float" office:value="890096" calcext:value-type="float">
            <text:p>890096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14];&quot;', '&quot;;[.B14];&quot;', &quot;;[.C14];&quot;, 1);&quot;)" office:value-type="string" office:string-value="INSERT INTO contas (contaId, usuarioId, contaNome, contaTipo, contaInicial, contaAtiva) VALUES (UUID(), 'd2f98274-d69e-11e7-b2c2-0a002700000d', 'Poupança Itaú', 'PP', 890096, 1);" calcext:value-type="string">
            <text:p>INSERT INTO contas (contaId, usuarioId, contaNome, contaTipo, contaInicial, contaAtiva) VALUES (UUID(), 'd2f98274-d69e-11e7-b2c2-0a002700000d', 'Poupança Itaú', 'PP', 890096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aiva Visa</text:p>
          </table:table-cell>
          <table:table-cell office:value-type="string" calcext:value-type="string">
            <text:p>CR</text:p>
          </table:table-cell>
          <table:table-cell office:value-type="float" office:value="-53774" calcext:value-type="float">
            <text:p>-53774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15];&quot;', '&quot;;[.B15];&quot;', &quot;;[.C15];&quot;, 1);&quot;)" office:value-type="string" office:string-value="INSERT INTO contas (contaId, usuarioId, contaNome, contaTipo, contaInicial, contaAtiva) VALUES (UUID(), 'd2f98274-d69e-11e7-b2c2-0a002700000d', 'Saraiva Visa', 'CR', -53774, 1);" calcext:value-type="string">
            <text:p>INSERT INTO contas (contaId, usuarioId, contaNome, contaTipo, contaInicial, contaAtiva) VALUES (UUID(), 'd2f98274-d69e-11e7-b2c2-0a002700000d', 'Saraiva Visa', 'CR', -53774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dexo Alimentação</text:p>
          </table:table-cell>
          <table:table-cell office:value-type="string" calcext:value-type="string">
            <text:p>CC</text:p>
          </table:table-cell>
          <table:table-cell office:value-type="float" office:value="3187" calcext:value-type="float">
            <text:p>3187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16];&quot;', '&quot;;[.B16];&quot;', &quot;;[.C16];&quot;, 1);&quot;)" office:value-type="string" office:string-value="INSERT INTO contas (contaId, usuarioId, contaNome, contaTipo, contaInicial, contaAtiva) VALUES (UUID(), 'd2f98274-d69e-11e7-b2c2-0a002700000d', 'Sodexo Alimentação', 'CC', 3187, 1);" calcext:value-type="string">
            <text:p>INSERT INTO contas (contaId, usuarioId, contaNome, contaTipo, contaInicial, contaAtiva) VALUES (UUID(), 'd2f98274-d69e-11e7-b2c2-0a002700000d', 'Sodexo Alimentação', 'CC', 3187, 1)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dexo Refeição</text:p>
          </table:table-cell>
          <table:table-cell office:value-type="string" calcext:value-type="string">
            <text:p>CC</text:p>
          </table:table-cell>
          <table:table-cell office:value-type="float" office:value="112" calcext:value-type="float">
            <text:p>112</text:p>
          </table:table-cell>
          <table:table-cell table:formula="of:=COM.MICROSOFT.CONCAT(&quot;INSERT INTO contas (contaId, usuarioId, contaNome, contaTipo, contaInicial, contaAtiva) VALUES (UUID(), '&quot;;&quot;d2f98274-d69e-11e7-b2c2-0a002700000d&quot;;&quot;', '&quot;;[.A17];&quot;', '&quot;;[.B17];&quot;', &quot;;[.C17];&quot;, 1);&quot;)" office:value-type="string" office:string-value="INSERT INTO contas (contaId, usuarioId, contaNome, contaTipo, contaInicial, contaAtiva) VALUES (UUID(), 'd2f98274-d69e-11e7-b2c2-0a002700000d', 'Sodexo Refeição', 'CC', 112, 1);" calcext:value-type="string">
            <text:p>INSERT INTO contas (contaId, usuarioId, contaNome, contaTipo, contaInicial, contaAtiva) VALUES (UUID(), 'd2f98274-d69e-11e7-b2c2-0a002700000d', 'Sodexo Refeição', 'CC', 112, 1);</text:p>
          </table:table-cell>
          <table:table-cell table:number-columns-repeated="1020"/>
        </table:table-row>
      </table:table>
      <table:table table:name="Planilha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5"/>
        <table:table-column table:style-name="co7" table:default-cell-style-name="Default"/>
        <table:table-column table:style-name="co2" table:number-columns-repeated="1018" table:default-cell-style-name="Default"/>
        <table:table-row table:style-name="ro1">
          <table:table-cell table:style-name="ce7" office:value-type="string" calcext:value-type="string">
            <text:p>Id Conta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Quem?</text:p>
          </table:table-cell>
          <table:table-cell table:style-name="ce7" office:value-type="string" calcext:value-type="string">
            <text:p>O quê?</text:p>
          </table:table-cell>
          <table:table-cell table:style-name="ce4" office:value-type="string" calcext:value-type="string">
            <text:p>Valor</text:p>
          </table:table-cell>
          <table:table-cell table:style-name="ce7" office:value-type="string" calcext:value-type="string">
            <text:p>Destino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66737da9-d69f-11e7-b2c2-0a002700000d</text:p>
          </table:table-cell>
          <table:table-cell table:style-name="ce3" office:value-type="date" office:date-value="2017-10-29" calcext:value-type="date">
            <text:p>29/10/2017</text:p>
          </table:table-cell>
          <table:table-cell office:value-type="string" calcext:value-type="string">
            <text:p>ISJC Curitiba</text:p>
          </table:table-cell>
          <table:table-cell office:value-type="string" calcext:value-type="string">
            <text:p>Oferta</text:p>
          </table:table-cell>
          <table:table-cell office:value-type="float" office:value="-2000" calcext:value-type="float">
            <text:p>-2000</text:p>
          </table:table-cell>
          <table:table-cell/>
          <table:table-cell table:style-name="ce6"/>
          <table:table-cell table:formula="of:=COM.MICROSOFT.CONCAT(&quot;INSERT INTO transacoes (transacaoId, contaId, transacaoData, transacaoQuem, transacaoOQue, transacaoValor, contaIdDestino) VALUES (UUID(), '&quot;;[.A2];&quot;', '&quot;;[.B2];&quot;', '&quot;;[.C2];&quot;', '&quot;;[.D2];&quot;', &quot;;[.E2];&quot;, &quot;;IF([.F2]=&quot;&quot;;&quot;NULL&quot;;COM.MICROSOFT.CONCAT(&quot;'&quot;;[.F2];&quot;'&quot;)); &quot;);&quot;)" office:value-type="string" office:string-value="INSERT INTO transacoes (transacaoId, contaId, transacaoData, transacaoQuem, transacaoOQue, transacaoValor, contaIdDestino) VALUES (UUID(), '66737da9-d69f-11e7-b2c2-0a002700000d', '43037', 'ISJC Curitiba', 'Oferta', -2000, NULL);" calcext:value-type="string">
            <text:p>INSERT INTO transacoes (transacaoId, contaId, transacaoData, transacaoQuem, transacaoOQue, transacaoValor, contaIdDestino) VALUES (UUID(), '66737da9-d69f-11e7-b2c2-0a002700000d', '43037', 'ISJC Curitiba', 'Oferta', -2000, NULL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737da9-d69f-11e7-b2c2-0a002700000d</text:p>
          </table:table-cell>
          <table:table-cell table:style-name="ce3" office:value-type="date" office:date-value="2017-10-30" calcext:value-type="date">
            <text:p>30/10/2017</text:p>
          </table:table-cell>
          <table:table-cell office:value-type="string" calcext:value-type="string">
            <text:p>Burguer King</text:p>
          </table:table-cell>
          <table:table-cell office:value-type="string" calcext:value-type="string">
            <text:p>Comida</text:p>
          </table:table-cell>
          <table:table-cell office:value-type="float" office:value="-2990" calcext:value-type="float">
            <text:p>-2990</text:p>
          </table:table-cell>
          <table:table-cell/>
          <table:table-cell table:style-name="ce6"/>
          <table:table-cell table:formula="of:=COM.MICROSOFT.CONCAT(&quot;INSERT INTO transacoes (transacaoId, contaId, transacaoData, transacaoQuem, transacaoOQue, transacaoValor, contaIdDestino) VALUES (UUID(), '&quot;;[.A3];&quot;', '&quot;;[.B3];&quot;', '&quot;;[.C3];&quot;', '&quot;;[.D3];&quot;', &quot;;[.E3];&quot;, &quot;;IF([.F3]=&quot;&quot;;&quot;NULL&quot;;COM.MICROSOFT.CONCAT(&quot;'&quot;;[.F3];&quot;'&quot;)); &quot;);&quot;)" office:value-type="string" office:string-value="INSERT INTO transacoes (transacaoId, contaId, transacaoData, transacaoQuem, transacaoOQue, transacaoValor, contaIdDestino) VALUES (UUID(), '66737da9-d69f-11e7-b2c2-0a002700000d', '43038', 'Burguer King', 'Comida', -2990, NULL);" calcext:value-type="string">
            <text:p>INSERT INTO transacoes (transacaoId, contaId, transacaoData, transacaoQuem, transacaoOQue, transacaoValor, contaIdDestino) VALUES (UUID(), '66737da9-d69f-11e7-b2c2-0a002700000d', '43038', 'Burguer King', 'Comida', -2990, NULL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737da9-d69f-11e7-b2c2-0a002700000d</text:p>
          </table:table-cell>
          <table:table-cell table:style-name="ce3" office:value-type="date" office:date-value="2017-10-30" calcext:value-type="date">
            <text:p>30/10/2017</text:p>
          </table:table-cell>
          <table:table-cell office:value-type="string" calcext:value-type="string">
            <text:p>Caixinha da Celepar</text:p>
          </table:table-cell>
          <table:table-cell office:value-type="string" calcext:value-type="string">
            <text:p>Caixinha do café</text:p>
          </table:table-cell>
          <table:table-cell office:value-type="float" office:value="-2000" calcext:value-type="float">
            <text:p>-2000</text:p>
          </table:table-cell>
          <table:table-cell/>
          <table:table-cell table:style-name="ce6"/>
          <table:table-cell table:formula="of:=COM.MICROSOFT.CONCAT(&quot;INSERT INTO transacoes (transacaoId, contaId, transacaoData, transacaoQuem, transacaoOQue, transacaoValor, contaIdDestino) VALUES (UUID(), '&quot;;[.A4];&quot;', '&quot;;[.B4];&quot;', '&quot;;[.C4];&quot;', '&quot;;[.D4];&quot;', &quot;;[.E4];&quot;, &quot;;IF([.F4]=&quot;&quot;;&quot;NULL&quot;;COM.MICROSOFT.CONCAT(&quot;'&quot;;[.F4];&quot;'&quot;)); &quot;);&quot;)" office:value-type="string" office:string-value="INSERT INTO transacoes (transacaoId, contaId, transacaoData, transacaoQuem, transacaoOQue, transacaoValor, contaIdDestino) VALUES (UUID(), '66737da9-d69f-11e7-b2c2-0a002700000d', '43038', 'Caixinha da Celepar', 'Caixinha do café', -2000, NULL);" calcext:value-type="string">
            <text:p>INSERT INTO transacoes (transacaoId, contaId, transacaoData, transacaoQuem, transacaoOQue, transacaoValor, contaIdDestino) VALUES (UUID(), '66737da9-d69f-11e7-b2c2-0a002700000d', '43038', 'Caixinha da Celepar', 'Caixinha do café', -2000, NULL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737da9-d69f-11e7-b2c2-0a002700000d</text:p>
          </table:table-cell>
          <table:table-cell table:style-name="ce3" office:value-type="date" office:date-value="2017-10-31" calcext:value-type="date">
            <text:p>31/10/2017</text:p>
          </table:table-cell>
          <table:table-cell/>
          <table:table-cell office:value-type="string" calcext:value-type="string">
            <text:p>Saque</text:p>
          </table:table-cell>
          <table:table-cell office:value-type="float" office:value="75000" calcext:value-type="float">
            <text:p>75000</text:p>
          </table:table-cell>
          <table:table-cell table:style-name="ce6" office:value-type="string" calcext:value-type="string">
            <text:p>667f41bd-d69f-11e7-b2c2-0a002700000d</text:p>
          </table:table-cell>
          <table:table-cell table:style-name="ce6"/>
          <table:table-cell table:formula="of:=COM.MICROSOFT.CONCAT(&quot;INSERT INTO transacoes (transacaoId, contaId, transacaoData, transacaoQuem, transacaoOQue, transacaoValor, contaIdDestino) VALUES (UUID(), '&quot;;[.A5];&quot;', '&quot;;[.B5];&quot;', '&quot;;[.C5];&quot;', '&quot;;[.D5];&quot;', &quot;;[.E5];&quot;, &quot;;IF([.F5]=&quot;&quot;;&quot;NULL&quot;;COM.MICROSOFT.CONCAT(&quot;'&quot;;[.F5];&quot;'&quot;)); &quot;);&quot;)" office:value-type="string" office:string-value="INSERT INTO transacoes (transacaoId, contaId, transacaoData, transacaoQuem, transacaoOQue, transacaoValor, contaIdDestino) VALUES (UUID(), '66737da9-d69f-11e7-b2c2-0a002700000d', '43039', '', 'Saque', 75000, '667f41bd-d69f-11e7-b2c2-0a002700000d');" calcext:value-type="string">
            <text:p>INSERT INTO transacoes (transacaoId, contaId, transacaoData, transacaoQuem, transacaoOQue, transacaoValor, contaIdDestino) VALUES (UUID(), '66737da9-d69f-11e7-b2c2-0a002700000d', '43039', '', 'Saque', 75000, '667f41bd-d69f-11e7-b2c2-0a002700000d')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679f11d-d69f-11e7-b2c2-0a002700000d</text:p>
          </table:table-cell>
          <table:table-cell table:style-name="ce3" office:value-type="date" office:date-value="2017-10-31" calcext:value-type="date">
            <text:p>31/10/2017</text:p>
          </table:table-cell>
          <table:table-cell/>
          <table:table-cell office:value-type="string" calcext:value-type="string">
            <text:p>Parte do salário</text:p>
          </table:table-cell>
          <table:table-cell office:value-type="float" office:value="-66156" calcext:value-type="float">
            <text:p>-66156</text:p>
          </table:table-cell>
          <table:table-cell/>
          <table:table-cell table:style-name="ce6"/>
          <table:table-cell table:formula="of:=COM.MICROSOFT.CONCAT(&quot;INSERT INTO transacoes (transacaoId, contaId, transacaoData, transacaoQuem, transacaoOQue, transacaoValor, contaIdDestino) VALUES (UUID(), '&quot;;[.A7];&quot;', '&quot;;[.B7];&quot;', '&quot;;[.C7];&quot;', '&quot;;[.D7];&quot;', &quot;;[.E7];&quot;, &quot;;IF([.F7]=&quot;&quot;;&quot;NULL&quot;;COM.MICROSOFT.CONCAT(&quot;'&quot;;[.F7];&quot;'&quot;)); &quot;);&quot;)" office:value-type="string" office:string-value="INSERT INTO transacoes (transacaoId, contaId, transacaoData, transacaoQuem, transacaoOQue, transacaoValor, contaIdDestino) VALUES (UUID(), '6679f11d-d69f-11e7-b2c2-0a002700000d', '43039', '', 'Parte do salário', -66156, NULL);" calcext:value-type="string">
            <text:p>INSERT INTO transacoes (transacaoId, contaId, transacaoData, transacaoQuem, transacaoOQue, transacaoValor, contaIdDestino) VALUES (UUID(), '6679f11d-d69f-11e7-b2c2-0a002700000d', '43039', '', 'Parte do salário', -66156, NULL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79f11d-d69f-11e7-b2c2-0a002700000d</text:p>
          </table:table-cell>
          <table:table-cell table:style-name="ce3" office:value-type="date" office:date-value="2017-10-31" calcext:value-type="date">
            <text:p>31/10/2017</text:p>
          </table:table-cell>
          <table:table-cell/>
          <table:table-cell office:value-type="string" calcext:value-type="string">
            <text:p>Parte do vale-refeição</text:p>
          </table:table-cell>
          <table:table-cell office:value-type="float" office:value="-4851" calcext:value-type="float">
            <text:p>-4851</text:p>
          </table:table-cell>
          <table:table-cell/>
          <table:table-cell table:style-name="ce6"/>
          <table:table-cell table:formula="of:=COM.MICROSOFT.CONCAT(&quot;INSERT INTO transacoes (transacaoId, contaId, transacaoData, transacaoQuem, transacaoOQue, transacaoValor, contaIdDestino) VALUES (UUID(), '&quot;;[.A8];&quot;', '&quot;;[.B8];&quot;', '&quot;;[.C8];&quot;', '&quot;;[.D8];&quot;', &quot;;[.E8];&quot;, &quot;;IF([.F8]=&quot;&quot;;&quot;NULL&quot;;COM.MICROSOFT.CONCAT(&quot;'&quot;;[.F8];&quot;'&quot;)); &quot;);&quot;)" office:value-type="string" office:string-value="INSERT INTO transacoes (transacaoId, contaId, transacaoData, transacaoQuem, transacaoOQue, transacaoValor, contaIdDestino) VALUES (UUID(), '6679f11d-d69f-11e7-b2c2-0a002700000d', '43039', '', 'Parte do vale-refeição', -4851, NULL);" calcext:value-type="string">
            <text:p>INSERT INTO transacoes (transacaoId, contaId, transacaoData, transacaoQuem, transacaoOQue, transacaoValor, contaIdDestino) VALUES (UUID(), '6679f11d-d69f-11e7-b2c2-0a002700000d', '43039', '', 'Parte do vale-refeição', -4851, NULL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79f11d-d69f-11e7-b2c2-0a002700000d</text:p>
          </table:table-cell>
          <table:table-cell table:style-name="ce3" office:value-type="date" office:date-value="2017-10-31" calcext:value-type="date">
            <text:p>31/10/2017</text:p>
          </table:table-cell>
          <table:table-cell/>
          <table:table-cell office:value-type="string" calcext:value-type="string">
            <text:p>Parte do vale-alimentação</text:p>
          </table:table-cell>
          <table:table-cell office:value-type="float" office:value="-4851" calcext:value-type="float">
            <text:p>-4851</text:p>
          </table:table-cell>
          <table:table-cell/>
          <table:table-cell table:style-name="ce6"/>
          <table:table-cell table:formula="of:=COM.MICROSOFT.CONCAT(&quot;INSERT INTO transacoes (transacaoId, contaId, transacaoData, transacaoQuem, transacaoOQue, transacaoValor, contaIdDestino) VALUES (UUID(), '&quot;;[.A9];&quot;', '&quot;;[.B9];&quot;', '&quot;;[.C9];&quot;', '&quot;;[.D9];&quot;', &quot;;[.E9];&quot;, &quot;;IF([.F9]=&quot;&quot;;&quot;NULL&quot;;COM.MICROSOFT.CONCAT(&quot;'&quot;;[.F9];&quot;'&quot;)); &quot;);&quot;)" office:value-type="string" office:string-value="INSERT INTO transacoes (transacaoId, contaId, transacaoData, transacaoQuem, transacaoOQue, transacaoValor, contaIdDestino) VALUES (UUID(), '6679f11d-d69f-11e7-b2c2-0a002700000d', '43039', '', 'Parte do vale-alimentação', -4851, NULL);" calcext:value-type="string">
            <text:p>INSERT INTO transacoes (transacaoId, contaId, transacaoData, transacaoQuem, transacaoOQue, transacaoValor, contaIdDestino) VALUES (UUID(), '6679f11d-d69f-11e7-b2c2-0a002700000d', '43039', '', 'Parte do vale-alimentação', -4851, NULL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79f11d-d69f-11e7-b2c2-0a002700000d</text:p>
          </table:table-cell>
          <table:table-cell table:style-name="ce3" office:value-type="date" office:date-value="2017-10-31" calcext:value-type="date">
            <text:p>31/10/2017</text:p>
          </table:table-cell>
          <table:table-cell/>
          <table:table-cell office:value-type="string" calcext:value-type="string">
            <text:p>Parte do resto dos benefícios</text:p>
          </table:table-cell>
          <table:table-cell office:value-type="float" office:value="-5000" calcext:value-type="float">
            <text:p>-5000</text:p>
          </table:table-cell>
          <table:table-cell/>
          <table:table-cell table:style-name="ce6"/>
          <table:table-cell table:formula="of:=COM.MICROSOFT.CONCAT(&quot;INSERT INTO transacoes (transacaoId, contaId, transacaoData, transacaoQuem, transacaoOQue, transacaoValor, contaIdDestino) VALUES (UUID(), '&quot;;[.A10];&quot;', '&quot;;[.B10];&quot;', '&quot;;[.C10];&quot;', '&quot;;[.D10];&quot;', &quot;;[.E10];&quot;, &quot;;IF([.F10]=&quot;&quot;;&quot;NULL&quot;;COM.MICROSOFT.CONCAT(&quot;'&quot;;[.F10];&quot;'&quot;)); &quot;);&quot;)" office:value-type="string" office:string-value="INSERT INTO transacoes (transacaoId, contaId, transacaoData, transacaoQuem, transacaoOQue, transacaoValor, contaIdDestino) VALUES (UUID(), '6679f11d-d69f-11e7-b2c2-0a002700000d', '43039', '', 'Parte do resto dos benefícios', -5000, NULL);" calcext:value-type="string">
            <text:p>INSERT INTO transacoes (transacaoId, contaId, transacaoData, transacaoQuem, transacaoOQue, transacaoValor, contaIdDestino) VALUES (UUID(), '6679f11d-d69f-11e7-b2c2-0a002700000d', '43039', '', 'Parte do resto dos benefícios', -5000, NULL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79f11d-d69f-11e7-b2c2-0a002700000d</text:p>
          </table:table-cell>
          <table:table-cell table:style-name="ce3" office:value-type="date" office:date-value="2017-10-31" calcext:value-type="date">
            <text:p>31/10/2017</text:p>
          </table:table-cell>
          <table:table-cell/>
          <table:table-cell office:value-type="string" calcext:value-type="string">
            <text:p>Parte dos rendimentos Itaú Uniclass</text:p>
          </table:table-cell>
          <table:table-cell office:value-type="float" office:value="-825" calcext:value-type="float">
            <text:p>-825</text:p>
          </table:table-cell>
          <table:table-cell/>
          <table:table-cell table:style-name="ce6"/>
          <table:table-cell table:formula="of:=COM.MICROSOFT.CONCAT(&quot;INSERT INTO transacoes (transacaoId, contaId, transacaoData, transacaoQuem, transacaoOQue, transacaoValor, contaIdDestino) VALUES (UUID(), '&quot;;[.A11];&quot;', '&quot;;[.B11];&quot;', '&quot;;[.C11];&quot;', '&quot;;[.D11];&quot;', &quot;;[.E11];&quot;, &quot;;IF([.F11]=&quot;&quot;;&quot;NULL&quot;;COM.MICROSOFT.CONCAT(&quot;'&quot;;[.F11];&quot;'&quot;)); &quot;);&quot;)" office:value-type="string" office:string-value="INSERT INTO transacoes (transacaoId, contaId, transacaoData, transacaoQuem, transacaoOQue, transacaoValor, contaIdDestino) VALUES (UUID(), '6679f11d-d69f-11e7-b2c2-0a002700000d', '43039', '', 'Parte dos rendimentos Itaú Uniclass', -825, NULL);" calcext:value-type="string">
            <text:p>INSERT INTO transacoes (transacaoId, contaId, transacaoData, transacaoQuem, transacaoOQue, transacaoValor, contaIdDestino) VALUES (UUID(), '6679f11d-d69f-11e7-b2c2-0a002700000d', '43039', '', 'Parte dos rendimentos Itaú Uniclass', -825, NULL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79f11d-d69f-11e7-b2c2-0a002700000d</text:p>
          </table:table-cell>
          <table:table-cell table:style-name="ce3" office:value-type="date" office:date-value="2017-10-31" calcext:value-type="date">
            <text:p>31/10/2017</text:p>
          </table:table-cell>
          <table:table-cell/>
          <table:table-cell office:value-type="string" calcext:value-type="string">
            <text:p>Parte dos rendimentos Poupança Itaú</text:p>
          </table:table-cell>
          <table:table-cell office:value-type="float" office:value="-443" calcext:value-type="float">
            <text:p>-443</text:p>
          </table:table-cell>
          <table:table-cell/>
          <table:table-cell table:style-name="ce6"/>
          <table:table-cell table:formula="of:=COM.MICROSOFT.CONCAT(&quot;INSERT INTO transacoes (transacaoId, contaId, transacaoData, transacaoQuem, transacaoOQue, transacaoValor, contaIdDestino) VALUES (UUID(), '&quot;;[.A12];&quot;', '&quot;;[.B12];&quot;', '&quot;;[.C12];&quot;', '&quot;;[.D12];&quot;', &quot;;[.E12];&quot;, &quot;;IF([.F12]=&quot;&quot;;&quot;NULL&quot;;COM.MICROSOFT.CONCAT(&quot;'&quot;;[.F12];&quot;'&quot;)); &quot;);&quot;)" office:value-type="string" office:string-value="INSERT INTO transacoes (transacaoId, contaId, transacaoData, transacaoQuem, transacaoOQue, transacaoValor, contaIdDestino) VALUES (UUID(), '6679f11d-d69f-11e7-b2c2-0a002700000d', '43039', '', 'Parte dos rendimentos Poupança Itaú', -443, NULL);" calcext:value-type="string">
            <text:p>INSERT INTO transacoes (transacaoId, contaId, transacaoData, transacaoQuem, transacaoOQue, transacaoValor, contaIdDestino) VALUES (UUID(), '6679f11d-d69f-11e7-b2c2-0a002700000d', '43039', '', 'Parte dos rendimentos Poupança Itaú', -443, NULL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79f11d-d69f-11e7-b2c2-0a002700000d</text:p>
          </table:table-cell>
          <table:table-cell table:style-name="ce3" office:value-type="date" office:date-value="2017-10-31" calcext:value-type="date">
            <text:p>31/10/2017</text:p>
          </table:table-cell>
          <table:table-cell/>
          <table:table-cell office:value-type="string" calcext:value-type="string">
            <text:p>Parte dos rendimentos Poupança BB</text:p>
          </table:table-cell>
          <table:table-cell office:value-type="float" office:value="-544" calcext:value-type="float">
            <text:p>-544</text:p>
          </table:table-cell>
          <table:table-cell/>
          <table:table-cell table:style-name="ce6"/>
          <table:table-cell table:formula="of:=COM.MICROSOFT.CONCAT(&quot;INSERT INTO transacoes (transacaoId, contaId, transacaoData, transacaoQuem, transacaoOQue, transacaoValor, contaIdDestino) VALUES (UUID(), '&quot;;[.A13];&quot;', '&quot;;[.B13];&quot;', '&quot;;[.C13];&quot;', '&quot;;[.D13];&quot;', &quot;;[.E13];&quot;, &quot;;IF([.F13]=&quot;&quot;;&quot;NULL&quot;;COM.MICROSOFT.CONCAT(&quot;'&quot;;[.F13];&quot;'&quot;)); &quot;);&quot;)" office:value-type="string" office:string-value="INSERT INTO transacoes (transacaoId, contaId, transacaoData, transacaoQuem, transacaoOQue, transacaoValor, contaIdDestino) VALUES (UUID(), '6679f11d-d69f-11e7-b2c2-0a002700000d', '43039', '', 'Parte dos rendimentos Poupança BB', -544, NULL);" calcext:value-type="string">
            <text:p>INSERT INTO transacoes (transacaoId, contaId, transacaoData, transacaoQuem, transacaoOQue, transacaoValor, contaIdDestino) VALUES (UUID(), '6679f11d-d69f-11e7-b2c2-0a002700000d', '43039', '', 'Parte dos rendimentos Poupança BB', -544, NULL)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date" office:date-value="2017-10-30" calcext:value-type="date">
            <text:p>30/10/2017</text:p>
          </table:table-cell>
          <table:table-cell office:value-type="string" calcext:value-type="string">
            <text:p>Itaú Uniclass → Transf</text:p>
          </table:table-cell>
          <table:table-cell/>
          <table:table-cell office:value-type="float" office:value="3379.37" calcext:value-type="float">
            <text:p>3379,37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3" office:value-type="date" office:date-value="2017-10-31" calcext:value-type="date">
            <text:p>31/10/2017</text:p>
          </table:table-cell>
          <table:table-cell office:value-type="string" calcext:value-type="string">
            <text:p>Transf → Conta BB</text:p>
          </table:table-cell>
          <table:table-cell/>
          <table:table-cell office:value-type="float" office:value="-3379.37" calcext:value-type="float">
            <text:p>-3379,37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date" office:date-value="2017-10-31" calcext:value-type="date">
            <text:p>31/10/2017</text:p>
          </table:table-cell>
          <table:table-cell office:value-type="string" calcext:value-type="string">
            <text:p>Itaú Uniclass → Transf</text:p>
          </table:table-cell>
          <table:table-cell/>
          <table:table-cell office:value-type="float" office:value="3900" calcext:value-type="float">
            <text:p>3900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ntinuar 201711 Conta BB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6:49:30.4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19:11.747000000</meta:creation-date>
    <dc:date>2018-02-02T16:49:50.123000000</dc:date>
    <meta:editing-duration>PT8H34M8S</meta:editing-duration>
    <meta:editing-cycles>12</meta:editing-cycles>
    <meta:generator>LibreOffice/5.3.6.1$Windows_x86 LibreOffice_project/686f202eff87ef707079aeb7f485847613344eb7</meta:generator>
    <meta:document-statistic meta:table-count="2" meta:cell-count="142" meta:object-count="0"/>
  </office:meta>
</office:document-meta>
</file>